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1880" officeooo:paragraph-rsid="000c1880"/>
    </style:style>
    <style:style style:name="P2" style:family="paragraph" style:parent-style-name="Standard">
      <style:text-properties officeooo:rsid="000c1880" officeooo:paragraph-rsid="000d41e8"/>
    </style:style>
    <style:style style:name="P3" style:family="paragraph" style:parent-style-name="Standard">
      <style:text-properties fo:font-weight="bold" officeooo:rsid="000c1880" officeooo:paragraph-rsid="000d41e8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c1880" officeooo:paragraph-rsid="000c1880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c1880" officeooo:paragraph-rsid="000d41e8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d41e8" officeooo:paragraph-rsid="000d41e8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0ebcf6" officeooo:paragraph-rsid="000ebcf6" style:font-weight-asian="bold" style:font-weight-complex="bold"/>
    </style:style>
    <style:style style:name="P8" style:family="paragraph" style:parent-style-name="Standard">
      <style:text-properties style:text-underline-style="none" fo:font-weight="normal" officeooo:rsid="000c1880" officeooo:paragraph-rsid="000c1880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0c1880" officeooo:paragraph-rsid="000d41e8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0c1880" officeooo:paragraph-rsid="000ebcf6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0c1880" officeooo:paragraph-rsid="000f26ae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0d41e8" officeooo:paragraph-rsid="000d41e8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0ebcf6" officeooo:paragraph-rsid="000ebcf6" style:font-weight-asian="normal" style:font-weight-complex="normal"/>
    </style:style>
    <style:style style:name="P14" style:family="paragraph" style:parent-style-name="Standard">
      <style:text-properties fo:font-size="14pt" style:text-underline-style="solid" style:text-underline-width="auto" style:text-underline-color="font-color" fo:font-weight="bold" officeooo:rsid="000c1880" officeooo:paragraph-rsid="000d41e8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style:text-underline-style="solid" style:text-underline-width="auto" style:text-underline-color="font-color" fo:font-weight="bold" officeooo:rsid="000c1880" officeooo:paragraph-rsid="000c1880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style:text-underline-style="solid" style:text-underline-width="auto" style:text-underline-color="font-color" fo:font-weight="bold" officeooo:rsid="000d41e8" officeooo:paragraph-rsid="000d41e8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4pt" style:text-underline-style="solid" style:text-underline-width="auto" style:text-underline-color="font-color" fo:font-weight="bold" officeooo:rsid="000f26ae" officeooo:paragraph-rsid="000f26ae" style:font-size-asian="14pt" style:font-weight-asian="bold" style:font-size-complex="14pt" style:font-weight-complex="bold"/>
    </style:style>
    <style:style style:name="P18" style:family="paragraph" style:parent-style-name="Standard">
      <style:text-properties fo:font-weight="normal" officeooo:rsid="000c1880" officeooo:paragraph-rsid="000c1880" style:font-weight-asian="normal" style:font-weight-complex="normal"/>
    </style:style>
    <style:style style:name="P19" style:family="paragraph" style:parent-style-name="Standard">
      <style:text-properties fo:font-style="italic" style:text-underline-style="solid" style:text-underline-width="auto" style:text-underline-color="font-color" fo:font-weight="bold" officeooo:rsid="000c1880" officeooo:paragraph-rsid="000c1880" style:font-style-asian="italic" style:font-weight-asian="bold" style:font-style-complex="italic" style:font-weight-complex="bold"/>
    </style:style>
    <style:style style:name="P20" style:family="paragraph" style:parent-style-name="Standard">
      <style:text-properties officeooo:rsid="000d41e8" officeooo:paragraph-rsid="000d41e8"/>
    </style:style>
    <style:style style:name="P21" style:family="paragraph" style:parent-style-name="Standard">
      <style:text-properties fo:font-size="12pt" style:text-underline-style="none" fo:font-weight="normal" officeooo:rsid="000c1880" officeooo:paragraph-rsid="000d41e8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style:text-underline-style="none" fo:font-weight="normal" officeooo:rsid="000d41e8" officeooo:paragraph-rsid="000d41e8" style:font-size-asian="12pt" style:font-weight-asian="normal" style:font-size-complex="12pt" style:font-weight-complex="normal"/>
    </style:style>
    <style:style style:name="P23" style:family="paragraph" style:parent-style-name="Standard">
      <style:text-properties officeooo:rsid="000f26ae" officeooo:paragraph-rsid="000f26ae"/>
    </style:style>
    <style:style style:name="P24" style:family="paragraph" style:parent-style-name="Standard">
      <style:text-properties officeooo:rsid="000f26ae" officeooo:paragraph-rsid="000f6431"/>
    </style:style>
    <style:style style:name="P25" style:family="paragraph" style:parent-style-name="Standard">
      <style:text-properties officeooo:rsid="000f6431" officeooo:paragraph-rsid="000f6431"/>
    </style:style>
    <style:style style:name="P26" style:family="paragraph" style:parent-style-name="Standard">
      <style:paragraph-properties fo:text-align="center" style:justify-single-word="false"/>
      <style:text-properties fo:font-size="14pt" fo:font-weight="bold" officeooo:rsid="000c1880" officeooo:paragraph-rsid="000c1880" style:font-size-asian="14pt" style:font-weight-asian="bold" style:font-size-complex="14pt" style:font-weight-complex="bold"/>
    </style:style>
    <style:style style:name="P27" style:family="paragraph" style:parent-style-name="Standard">
      <style:text-properties fo:font-size="14pt" style:text-underline-style="solid" style:text-underline-width="auto" style:text-underline-color="font-color" fo:font-weight="bold" officeooo:rsid="000c1880" officeooo:paragraph-rsid="000c1880" style:font-size-asian="14pt" style:font-weight-asian="bold" style:font-size-complex="14pt" style:font-weight-complex="bold"/>
    </style:style>
    <style:style style:name="P28" style:family="paragraph" style:parent-style-name="Standard">
      <style:text-properties fo:font-size="14pt" style:text-underline-style="solid" style:text-underline-width="auto" style:text-underline-color="font-color" fo:font-weight="bold" officeooo:rsid="000d41e8" officeooo:paragraph-rsid="0011867a" style:font-size-asian="14pt" style:font-weight-asian="bold" style:font-size-complex="14pt" style:font-weight-complex="bold"/>
    </style:style>
    <style:style style:name="P29" style:family="paragraph" style:parent-style-name="Standard">
      <style:text-properties style:text-underline-style="none" fo:font-weight="normal" officeooo:rsid="000f26ae" officeooo:paragraph-rsid="000f26ae" style:font-weight-asian="normal" style:font-weight-complex="normal"/>
    </style:style>
    <style:style style:name="P30" style:family="paragraph" style:parent-style-name="Standard">
      <style:text-properties style:text-underline-style="none" fo:font-weight="normal" officeooo:rsid="000ebcf6" officeooo:paragraph-rsid="000ebcf6" style:font-weight-asian="normal" style:font-weight-complex="normal"/>
    </style:style>
    <style:style style:name="P31" style:family="paragraph" style:parent-style-name="Standard">
      <style:text-properties style:text-underline-style="none" fo:font-weight="normal" officeooo:rsid="0011867a" officeooo:paragraph-rsid="0011867a" style:font-weight-asian="normal" style:font-weight-complex="normal"/>
    </style:style>
    <style:style style:name="P32" style:family="paragraph" style:parent-style-name="Standard">
      <style:text-properties officeooo:rsid="000c1880" officeooo:paragraph-rsid="000c1880"/>
    </style:style>
    <style:style style:name="P33" style:family="paragraph" style:parent-style-name="Standard">
      <style:text-properties fo:font-size="12pt" style:text-underline-style="none" fo:font-weight="normal" officeooo:rsid="0011867a" officeooo:paragraph-rsid="0011867a" style:font-size-asian="12pt" style:font-weight-asian="normal" style:font-size-complex="12pt" style:font-weight-complex="normal"/>
    </style:style>
    <style:style style:name="T1" style:family="text">
      <style:text-properties officeooo:rsid="000d41e8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officeooo:rsid="0011867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Allgemeine TODO</text:p>
      <text:p text:style-name="P1"/>
      <text:p text:style-name="P15">HTML Ablauf:</text:p>
      <text:p text:style-name="P4"/>
      <text:p text:style-name="P1">Admin Seite</text:p>
      <text:p text:style-name="P1"/>
      <text:p text:style-name="P1"/>
      <text:p text:style-name="P19">Live Loan</text:p>
      <text:p text:style-name="P1"/>
      <text:p text:style-name="P1">Founding Ende erreicht einbauen Live Loan</text:p>
      <text:p text:style-name="P20">Storytelling Hypo Anfrage</text:p>
      <text:p text:style-name="P2">Persönlicher Text Darlehennehmern rechts als Info ?</text:p>
      <text:p text:style-name="P1"/>
      <text:p text:style-name="P6">Info Anleger</text:p>
      <text:p text:style-name="P20">falls nicht eingeloggt Sprung auf anmelden - Login</text:p>
      <text:p text:style-name="P1"/>
      <text:p text:style-name="P1"><text:span text:style-name="T3">Bürge <text:line-break/><text:line-break/></text:span>Daten Dokumente Laden</text:p>
      <text:p text:style-name="P1"/>
      <text:p text:style-name="P7">Rendite Objekte</text:p>
      <text:p text:style-name="P1"/>
      <text:p text:style-name="P10">Anlagen für Infrastruktur Projekte Gemeinden</text:p>
      <text:p text:style-name="P13">Immobilien </text:p>
      <text:p text:style-name="P13"><text:tab/><text:a xlink:type="simple" xlink:href="https://www.moneything.com/" text:style-name="Internet_20_link" text:visited-style-name="Visited_20_Internet_20_Link">https://www.moneything.com/</text:a></text:p>
      <text:p text:style-name="P13"><text:tab/>https://www.crowdhouse.ch/de/alle-immobilien</text:p>
      <text:p text:style-name="P13"><text:tab/></text:p>
      <text:p text:style-name="P31">in Profil ànderung ders Textes ermöglichen</text:p>
      <text:p text:style-name="P1"/>
      <text:p text:style-name="P4">Danke Seiten</text:p>
      <text:p text:style-name="P18"><text:line-break/>Nach Register</text:p>
      <text:p text:style-name="P18">Kontakt</text:p>
      <text:p text:style-name="P18">Anleger</text:p>
      <text:p text:style-name="P18"/>
      <text:p text:style-name="P18"/>
      <text:p text:style-name="P16">Zahlen der Gebühren Einzahlen </text:p>
      <text:p text:style-name="P16"/>
      <text:p text:style-name="P21">Zahlung (siehe I care for you) sofort einziehen - zusage (zurückzahlen wenn nicht ) </text:p>
      <text:p text:style-name="P22">Bankeinzug , Überweisung oder Kreditkarte </text:p>
      <text:p text:style-name="P16"/>
      <text:p text:style-name="P1"/>
      <text:p text:style-name="P1"/>
      <text:p text:style-name="P28"><text:span text:style-name="T4">Identifizierung User</text:span> </text:p>
      <text:p text:style-name="P28"/>
      <text:p text:style-name="P33">Fingersprint, Post, Notar, andere digitale Signatur</text:p>
      <text:p text:style-name="P28"/>
      <text:p text:style-name="P14"><text:soft-page-break/>Fehler Bereinigung:</text:p>
      <text:p text:style-name="P5"/>
      <text:p text:style-name="P3">HTML Text Felder</text:p>
      <text:p text:style-name="P2"/>
      <text:p text:style-name="P9">Objekt Beschreibungen max. 1000 Check input Text</text:p>
      <text:p text:style-name="P9">Registrierung und anderer <text:span text:style-name="T1">eingaben auf </text:span>Sonderzeichen Prüfen</text:p>
      <text:p text:style-name="P9"/>
      <text:p text:style-name="P2"/>
      <text:p text:style-name="P4">Buchhaltung:</text:p>
      <text:p text:style-name="P4"/>
      <text:p text:style-name="P1">Kreditverwaltung UNIX http://www.gnucash.org</text:p>
      <text:p text:style-name="P1">http://www.netzwelt.de/download/6028-gnucash.html</text:p>
      <text:p text:style-name="P1"/>
      <text:p text:style-name="P15">Welche Dokumente :</text:p>
      <text:p text:style-name="P15"/>
      <text:p text:style-name="P29">Business Plan</text:p>
      <text:p text:style-name="P11">Vorklagen erstellen für</text:p>
      <text:p text:style-name="P8">Beispiele: <text:s/>Abrechnung Raten, Zinsen und Anlage Rendite</text:p>
      <text:p text:style-name="P12">Kreditvertrag</text:p>
      <text:p text:style-name="P12">Anlegervertrag</text:p>
      <text:p text:style-name="P12"/>
      <text:p text:style-name="P1"/>
      <text:p text:style-name="P4"><text:span text:style-name="T2">Werbung:</text:span><text:line-break/></text:p>
      <text:p text:style-name="P1">http://www.messen.de/de/1096/branche/immobilien</text:p>
      <text:p text:style-name="P1">http://www.immomesse.ch/messen/immo-messe-schweiz/besucher/</text:p>
      <text:p text:style-name="P1"/>
      <text:p text:style-name="P1">Trailer / Filme machen</text:p>
      <text:p text:style-name="P1"/>
      <text:p text:style-name="P20">Story telling Anleger Darlehensnehmer</text:p>
      <text:p text:style-name="P1"/>
      <text:p text:style-name="P17">Bitcoins : </text:p>
      <text:p text:style-name="P23"/>
      <text:p text:style-name="P23"><text:a xlink:type="simple" xlink:href="http://usebitcoins.net/" text:style-name="Internet_20_link" text:visited-style-name="Visited_20_Internet_20_Link">http://usebitcoins.net/</text:a> </text:p>
      <text:p text:style-name="P23"><text:a xlink:type="simple" xlink:href="http://de.luxuryestate.com/blog/" text:style-name="Internet_20_link" text:visited-style-name="Visited_20_Internet_20_Link">http://de.luxuryestate.com/blog/</text:a></text:p>
      <text:p text:style-name="P25"><text:a xlink:type="simple" xlink:href="http://bitcoin-realestate.com/" text:style-name="Internet_20_link" text:visited-style-name="Visited_20_Internet_20_Link">http://bitcoin-realestate.com/</text:a></text:p>
      <text:p text:style-name="P24"/>
      <text:p text:style-name="P23"/>
      <text:p text:style-name="P15">Neu Ideen einbauen:</text:p>
      <text:p text:style-name="P4"/>
      <text:p text:style-name="P4">siehe Ming Maps<text:line-break/></text:p>
      <text:p text:style-name="P8"/>
      <text:p text:style-name="P8">e-Cap </text:p>
      <text:p text:style-name="P8">ZSC Arena, </text:p>
      <text:p text:style-name="P8">Graubünden Charlet Pool</text:p>
      <text:p text:style-name="P13">KMU Finanzierung <text:s/>Siehe → https://www.swisspeers.ch/</text:p>
      <text:p text:style-name="P1"><text:s/></text:p>
      <text:p text:style-name="P4"><text:soft-page-break/>Nice to have:</text:p>
      <text:p text:style-name="P4"/>
      <text:p text:style-name="P1">Anfragen ob verwendet werden darf </text:p>
      <text:p text:style-name="P1">http://www.zinsen-berechnen.de/hypothekenrechner.ph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7T05:15:55.718680026</meta:creation-date>
    <dc:date>2017-01-21T15:57:29.345804141</dc:date>
    <meta:editing-duration>PT38M13S</meta:editing-duration>
    <meta:editing-cycles>5</meta:editing-cycles>
    <meta:generator>LibreOffice/5.1.4.2$Linux_X86_64 LibreOffice_project/10m0$Build-2</meta:generator>
    <meta:print-date>2017-01-21T15:44:31.637997075</meta:print-date>
    <meta:document-statistic meta:table-count="0" meta:image-count="0" meta:object-count="0" meta:page-count="3" meta:paragraph-count="58" meta:word-count="174" meta:character-count="1590" meta:non-whitespace-character-count="1451"/>
  </office:meta>
</office:document-meta>
</file>